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ans-serif" svg:font-family="Sans-serif" style:font-family-generic="swiss"/>
    <style:font-face style:name="Angel rhapsody" svg:font-family="'Angel rhapsody'" style:font-pitch="variable"/>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2" style:family="paragraph" style:parent-style-name="Standard">
      <style:paragraph-properties fo:text-align="start" style:justify-single-word="false"/>
      <style:text-properties style:font-name="Sans-serif" fo:font-size="9pt" officeooo:paragraph-rsid="0068a9c2"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74ef97"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a0f50f"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0aea035" style:font-size-asian="9pt" style:font-size-complex="9pt"/>
    </style:style>
    <style:style style:name="P9" style:family="paragraph" style:parent-style-name="Standard">
      <style:paragraph-properties fo:text-align="start" style:justify-single-word="false"/>
      <style:text-properties style:font-name="Sans-serif" fo:font-size="9pt" officeooo:rsid="00765b17" officeooo:paragraph-rsid="007f6161" style:font-size-asian="9pt" style:font-size-complex="9pt"/>
    </style:style>
    <style:style style:name="P10" style:family="paragraph" style:parent-style-name="Standard">
      <style:paragraph-properties fo:text-align="start" style:justify-single-word="false"/>
      <style:text-properties style:font-name="Sans-serif" fo:font-size="9pt" officeooo:rsid="00765b17" officeooo:paragraph-rsid="00779f0f" style:font-size-asian="9pt" style:font-size-complex="9pt"/>
    </style:style>
    <style:style style:name="P11" style:family="paragraph" style:parent-style-name="Standard">
      <style:paragraph-properties fo:text-align="start" style:justify-single-word="false"/>
      <style:text-properties style:font-name="Sans-serif" fo:font-size="9pt" officeooo:rsid="00765b17" officeooo:paragraph-rsid="008e4dd3" style:font-size-asian="9pt" style:font-size-complex="9pt"/>
    </style:style>
    <style:style style:name="P12" style:family="paragraph" style:parent-style-name="Standard">
      <style:paragraph-properties fo:text-align="start" style:justify-single-word="false"/>
      <style:text-properties style:font-name="Sans-serif" fo:font-size="9pt" officeooo:rsid="00765b17" officeooo:paragraph-rsid="008f7063" style:font-size-asian="9pt" style:font-size-complex="9pt"/>
    </style:style>
    <style:style style:name="P13" style:family="paragraph" style:parent-style-name="Standard">
      <style:paragraph-properties fo:text-align="start" style:justify-single-word="false"/>
      <style:text-properties style:font-name="Sans-serif" fo:font-size="9pt" officeooo:rsid="00765b17" officeooo:paragraph-rsid="008f7418" style:font-size-asian="9pt" style:font-size-complex="9pt"/>
    </style:style>
    <style:style style:name="P14" style:family="paragraph" style:parent-style-name="Standard">
      <style:paragraph-properties fo:text-align="start" style:justify-single-word="false"/>
      <style:text-properties style:font-name="Sans-serif" fo:font-size="9pt" officeooo:rsid="00765b17" officeooo:paragraph-rsid="0091170d" style:font-size-asian="9pt" style:font-size-complex="9pt"/>
    </style:style>
    <style:style style:name="P15" style:family="paragraph" style:parent-style-name="Standard">
      <style:paragraph-properties fo:text-align="start" style:justify-single-word="false"/>
      <style:text-properties style:font-name="Sans-serif" fo:font-size="9pt" officeooo:rsid="00765b17" officeooo:paragraph-rsid="00b6f389" style:font-size-asian="9pt" style:font-size-complex="9pt"/>
    </style:style>
    <style:style style:name="P16" style:family="paragraph" style:parent-style-name="Standard">
      <style:paragraph-properties fo:text-align="start" style:justify-single-word="false"/>
      <style:text-properties style:font-name="Sans-serif" fo:font-size="9pt" officeooo:rsid="00765b17" officeooo:paragraph-rsid="00baad26" style:font-size-asian="9pt" style:font-size-complex="9pt"/>
    </style:style>
    <style:style style:name="P17" style:family="paragraph" style:parent-style-name="Standard">
      <style:paragraph-properties fo:text-align="start" style:justify-single-word="false"/>
      <style:text-properties style:font-name="Sans-serif" fo:font-size="9pt" officeooo:rsid="00765b17" officeooo:paragraph-rsid="00c1c342" style:font-size-asian="9pt" style:font-size-complex="9pt"/>
    </style:style>
    <style:style style:name="P18" style:family="paragraph" style:parent-style-name="Standard">
      <style:paragraph-properties fo:text-align="start" style:justify-single-word="false"/>
      <style:text-properties fo:font-size="9pt" officeooo:paragraph-rsid="006a6e07" style:font-size-asian="9pt" style:font-size-complex="9pt"/>
    </style:style>
    <style:style style:name="P19" style:family="paragraph" style:parent-style-name="Standard">
      <style:paragraph-properties fo:text-align="start" style:justify-single-word="false"/>
      <style:text-properties fo:font-size="9pt" officeooo:rsid="00765b17" officeooo:paragraph-rsid="0091170d" style:font-size-asian="9pt" style:font-size-complex="9pt"/>
    </style:style>
    <style:style style:name="P20"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21"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22" style:family="paragraph" style:parent-style-name="Heading_20_2">
      <style:paragraph-properties fo:text-align="center" style:justify-single-word="false"/>
      <style:text-properties officeooo:paragraph-rsid="00581c4a"/>
    </style:style>
    <style:style style:name="P23" style:family="paragraph" style:parent-style-name="Heading_20_2">
      <style:paragraph-properties fo:text-align="center" style:justify-single-word="false"/>
      <style:text-properties officeooo:rsid="007507d1" officeooo:paragraph-rsid="007507d1"/>
    </style:style>
    <style:style style:name="P24" style:family="paragraph" style:parent-style-name="Heading_20_2">
      <style:paragraph-properties fo:text-align="center" style:justify-single-word="false"/>
      <style:text-properties officeooo:rsid="0079fb38" officeooo:paragraph-rsid="0079fb38"/>
    </style:style>
    <style:style style:name="P25"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T1" style:family="text">
      <style:text-properties fo:font-weight="bold" style:font-weight-asian="bold" style:font-weight-complex="bold"/>
    </style:style>
    <style:style style:name="T2" style:family="text">
      <style:text-properties fo:font-weight="bold" officeooo:rsid="006b9447" style:font-weight-asian="bold" style:font-weight-complex="bold"/>
    </style:style>
    <style:style style:name="T3" style:family="text">
      <style:text-properties fo:font-weight="bold" officeooo:rsid="00acadf8" style:font-weight-asian="bold" style:font-weight-complex="bold"/>
    </style:style>
    <style:style style:name="T4" style:family="text">
      <style:text-properties fo:font-weight="bold" officeooo:rsid="00c36f52" style:font-weight-asian="bold" style:font-weight-complex="bold"/>
    </style:style>
    <style:style style:name="T5" style:family="text">
      <style:text-properties style:font-name="Sans-serif"/>
    </style:style>
    <style:style style:name="T6" style:family="text">
      <style:text-properties style:font-name="Sans-serif" fo:font-weight="bold" style:font-weight-asian="bold" style:font-weight-complex="bold"/>
    </style:style>
    <style:style style:name="T7" style:family="text">
      <style:text-properties style:font-name="Sans-serif" fo:font-size="9.19999980926514pt" style:font-size-asian="9.19999980926514pt" style:font-size-complex="9.19999980926514pt"/>
    </style:style>
    <style:style style:name="T8" style:family="text">
      <style:text-properties style:font-name="Sans-serif" officeooo:rsid="00ab6e01"/>
    </style:style>
    <style:style style:name="T9" style:family="text">
      <style:text-properties fo:font-style="italic" style:font-style-asian="italic" style:font-style-complex="italic"/>
    </style:style>
    <style:style style:name="T10" style:family="text">
      <style:text-properties fo:font-style="italic" officeooo:rsid="006b9447" style:font-style-asian="italic" style:font-style-complex="italic"/>
    </style:style>
    <style:style style:name="T11" style:family="text">
      <style:text-properties fo:font-style="italic" officeooo:rsid="00b6f389" style:font-style-asian="italic" style:font-style-complex="italic"/>
    </style:style>
    <style:style style:name="T12" style:family="text">
      <style:text-properties fo:font-style="italic" officeooo:rsid="00baad26"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6b9447" style:font-style-asian="italic" style:font-weight-asian="normal" style:font-style-complex="italic" style:font-weight-complex="normal"/>
    </style:style>
    <style:style style:name="T15" style:family="text">
      <style:text-properties officeooo:rsid="00581c4a"/>
    </style:style>
    <style:style style:name="T16" style:family="text">
      <style:text-properties officeooo:rsid="0061cecd"/>
    </style:style>
    <style:style style:name="T17" style:family="text">
      <style:text-properties officeooo:rsid="006b9447"/>
    </style:style>
    <style:style style:name="T18" style:family="text">
      <style:text-properties officeooo:rsid="007b5ba7"/>
    </style:style>
    <style:style style:name="T19" style:family="text">
      <style:text-properties officeooo:rsid="007cc32d"/>
    </style:style>
    <style:style style:name="T20" style:family="text">
      <style:text-properties officeooo:rsid="00a4bda8"/>
    </style:style>
    <style:style style:name="T21" style:family="text">
      <style:text-properties officeooo:rsid="00a5dcc8"/>
    </style:style>
    <style:style style:name="T22" style:family="text">
      <style:text-properties officeooo:rsid="00b6f389"/>
    </style:style>
    <style:style style:name="T23" style:family="text">
      <style:text-properties officeooo:rsid="00baab5f"/>
    </style:style>
    <style:style style:name="T24" style:family="text">
      <style:text-properties officeooo:rsid="00baad26"/>
    </style:style>
    <style:style style:name="T25" style:family="text">
      <style:text-properties fo:font-style="normal" style:font-style-asian="normal" style:font-style-complex="normal"/>
    </style:style>
    <style:style style:name="T26" style:family="text">
      <style:text-properties fo:font-style="normal" officeooo:rsid="00baad26" style:font-style-asian="normal" style:font-style-complex="normal"/>
    </style:style>
    <style:style style:name="T27" style:family="text">
      <style:text-properties fo:font-style="normal" officeooo:rsid="00bcd9ce" style:font-style-asian="normal" style:font-style-complex="normal"/>
    </style:style>
    <style:style style:name="T28" style:family="text">
      <style:text-properties fo:font-style="normal" officeooo:rsid="00bfa151" style:font-style-asian="normal" style:font-style-complex="normal"/>
    </style:style>
    <style:style style:name="T29" style:family="text">
      <style:text-properties officeooo:rsid="00becc31"/>
    </style:style>
    <style:style style:name="T30" style:family="text">
      <style:text-properties fo:font-weight="normal" style:font-weight-asian="normal" style:font-weight-complex="normal"/>
    </style:style>
    <style:style style:name="T31" style:family="text">
      <style:text-properties fo:font-weight="normal" officeooo:rsid="00c36f52" style:font-weight-asian="normal" style:font-weight-complex="normal"/>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style:text-underline-style="solid" style:text-underline-width="auto" style:text-underline-color="font-color" fo:font-weight="normal" officeooo:rsid="00c36f52" style:font-weight-asian="normal" style:font-weight-complex="normal"/>
    </style:style>
    <style:style style:name="T34" style:family="text">
      <style:text-properties officeooo:rsid="00c4d6df"/>
    </style:style>
    <style:style style:name="T35" style:family="text">
      <style:text-properties officeooo:rsid="00c6760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text:span text:style-name="T15">Auspex</text:span></text:h>
      <text:p text:style-name="P1"><text:bookmark text:name="page94R_mcid1"/><text:span text:style-name="T1">○ Heightened Senses -</text:span> By concentrating, you can sharpen your senses to a preternatural degree,<text:bookmark text:name="page94R_mcid2"/> allowing you to do things such as track like a bloodhound, listen to conversations many rooms away, read a letter from across a room, and so forth. <text:line-break/></text:p>
      <text:p text:style-name="P1"><text:span text:style-name="T1">○ Aura Perception -</text:span> You can glimpse the spiritual aura of an individual’s soul, scanning it for meaning. </text:p>
      <text:p text:style-name="P2"/>
      <text:p text:style-name="P5">Roll with mental. <text:span text:style-name="T25">⚅</text:span><text:span text:style-name="T9"> </text:span>On a 10+, you read the subject’s aura and get an Edge. <text:span text:style-name="T9">⚅ </text:span>On a 7-9, you read the subject’s aura. <text:span text:style-name="T16">When you read an aura, you </text:span>can tell what their current emotions are; if they’re a vampire; if they’re something else that’s weird; if they’ve committed diablerie in the last year. <text:span text:style-name="T9">⚅ </text:span>On a miss, you can’t read their aura for the rest of the scene. <text:bookmark text:name="page94R_mcid3"/><text:line-break/></text:p>
      <text:p text:style-name="P1"><text:span text:style-name="T1">○ Premonitions -</text:span> If the beast has stirred at all tonight, even if you’ve since quelled it, nobody can get the drop on you.<text:bookmark text:name="page94R_mcid4"/><text:line-break/></text:p>
      <text:p text:style-name="P6"><text:span text:style-name="T1">○ The Spirit’s Touch (1) -</text:span> You touch an object and read the psychic impressions left on it <text:span text:style-name="T21">by the last person to significantly use the object</text:span>.</text:p>
      <text:p text:style-name="P6"/>
      <text:p text:style-name="P6">Roll with mental. <text:span text:style-name="T9">⚅ </text:span>On a 10+, ask 3. <text:span text:style-name="T9">⚅ </text:span>On a 7-9, ask 2: </text:p>
      <text:list xml:id="list4217872999" text:style-name="L1">
        <text:list-item>
          <text:p text:style-name="P20"><text:span text:style-name="T20">What did the last user look like?</text:span> </text:p>
        </text:list-item>
        <text:list-item>
          <text:p text:style-name="P21">What was this object last used to do? </text:p>
        </text:list-item>
        <text:list-item>
          <text:p text:style-name="P21">How old is this object? </text:p>
        </text:list-item>
        <text:list-item>
          <text:p text:style-name="P21"><text:span text:style-name="T20">How was the last user </text:span>feel<text:span text:style-name="T20">ing</text:span> as they used it?</text:p>
        </text:list-item>
        <text:list-item>
          <text:p text:style-name="P21">How long was this object in the possession of the <text:span text:style-name="T20">last user</text:span>?</text:p>
        </text:list-item>
      </text:list>
      <text:p text:style-name="P3"/>
      <text:p text:style-name="P7"><text:span text:style-name="T1">○ Telepathy (2) -</text:span> You can project your thoughts into the mind of anyone you can see or anyone who is blood bound to you. They’re aware the thoughts are not their own, but don’t recognize them as coming from you<text:span text:style-name="T13">—</text:span>unless you want them to, or they have an Edge on you.</text:p>
      <text:p text:style-name="P3"/>
      <text:p text:style-name="P1"><text:span text:style-name="T1">○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18"><text:span text:style-name="T6">○ Psychic Projection (3) -</text:span><text:span text:style-name="T5"> You can spend 1 blood to project your spirit out of your body and drift ephemerally through the world. Your spirit projection can use other Auspex moves, but cannot interact with the physical world. </text:span><text:span text:style-name="T8">A</text:span><text:span text:style-name="T5">t best, you can spend another 1 blood to appear as a ghostly presence to communicate with others.</text:span><text:bookmark text:name="page90R_mcid7"/></text:p>
      <text:h text:style-name="P24" text:outline-level="2">Celerity</text:h>
      <text:p text:style-name="P4"><text:bookmark text:name="page96R_mcid4"/><text:span text:style-name="T2">○ Speed -</text:span><text:span text:style-name="T17"> You can move with preternatural swiftness, able to cross a ballroom in the blink of an eye or run down a horse.</text:span></text:p>
      <text:p text:style-name="P4"><text:span text:style-name="T17"><text:s/></text:span><text:bookmark text:name="page96R_mcid5"/><text:span text:style-name="T17"><text:line-break/></text:span><text:span text:style-name="T2">○ Uncanny Quickness -</text:span><text:span text:style-name="T17"> When you make a move which would benefit from great speed, such as </text:span><text:span text:style-name="T10">run for it</text:span><text:span text:style-name="T17"> or </text:span><text:span text:style-name="T10">fuck ‘em up</text:span><text:span text:style-name="T17">, add +1. </text:span></text:p>
      <text:p text:style-name="P4"><text:bookmark text:name="page96R_mcid6"/><text:span text:style-name="T17"><text:line-break/></text:span><text:span text:style-name="T2">○ Precision -</text:span><text:span text:style-name="T17"> When you perform a move requiring physical precision, such as shooting a gun or picking a lock, you may spend 1 blood to re-roll a miss.</text:span></text:p>
      <text:p text:style-name="P4"><text:bookmark text:name="page96R_mcid7"/><text:span text:style-name="T17"><text:line-break/></text:span><text:span text:style-name="T2">○ Silent Lightning (1) -</text:span><text:span text:style-name="T17"> You can move with even greater preternatural swiftness, able to cross a field or run down a racecar. You must already have </text:span><text:span text:style-name="T2">Speed</text:span><text:span text:style-name="T17">. </text:span></text:p>
      <text:p text:style-name="P8"><text:bookmark text:name="page96R_mcid8"/><text:span text:style-name="T17"><text:line-break/></text:span><text:span text:style-name="T2">○ </text:span><text:span text:style-name="T3">Bullet Time</text:span><text:span text:style-name="T2"> (2) –</text:span><text:span text:style-name="T17"> You move with even more preternatural speed</text:span><text:span text:style-name="T14">—</text:span><text:span text:style-name="T17">so fast that you can dodge bullets. You must already have </text:span><text:span text:style-name="T2">Silent Lightning</text:span><text:span text:style-name="T17">.</text:span></text:p>
      <text:p text:style-name="P4"><text:bookmark text:name="page96R_mcid9"/><text:span text:style-name="T17"><text:line-break/></text:span><text:span text:style-name="T2">○ Celerity Mastery (3) -</text:span><text:span text:style-name="T17"> You can spend 1 blood to double the effect or duration of another Celerity move.</text:span></text:p>
      <text:h text:style-name="P23" text:outline-level="2">Presence</text:h>
      <text:p text:style-name="P9"><text:bookmark text:name="page112R_mcid4"/><text:span text:style-name="T2">○ </text:span><text:span text:style-name="T1">Awe -</text:span> Spend 1 blood to carry +1 forward ongoing to <text:span text:style-name="T9">manipulate someone</text:span> for the rest of the scen<text:span text:style-name="T18">e</text:span>. </text:p>
      <text:p text:style-name="P15"><text:bookmark text:name="page112R_mcid5"/><text:line-break/><text:span text:style-name="T2">○ </text:span><text:span text:style-name="T1">Impact -</text:span> Spend 1 blood to give off a powerful, distinct impression to all those you encounter. Give yourself a Condition of your own choosing <text:span text:style-name="T22">(</text:span>such as <text:span text:style-name="T9">imposing, dangerous</text:span>, or <text:span text:style-name="T9">trustworthy</text:span><text:span text:style-name="T11">) </text:span>for the rest of the scen<text:span text:style-name="T19">e</text:span>.</text:p>
      <text:p text:style-name="P10"/>
      <text:p text:style-name="P11"><text:span text:style-name="T2">○ </text:span><text:span text:style-name="T1">Attraction -</text:span> Roll with social. <text:span text:style-name="T9">⚅ </text:span>On a 10+, you become the center of attention—nobody can help but hang on your every word, track your every movement. <text:span text:style-name="T9">⚅ </text:span>On a 7-9, you draw the undivided attention of those you directly approach or interact with, but will not seize the attention of an entire ballroom simply for walking through the door. <text:span text:style-name="T9">⚅ </text:span>On a miss, you can’t use this move again for the rest of the night.</text:p>
      <text:p text:style-name="P10"/>
      <text:p text:style-name="P16"><text:bookmark text:name="page114R_mcid0"/><text:span text:style-name="T2">○ </text:span><text:span text:style-name="T1">Dread Gaze (1) -</text:span> When you <text:span text:style-name="T9">show your teeth</text:span> by <text:span text:style-name="T23">literally </text:span>baring your fangs and <text:span text:style-name="T29">making eye contact</text:span>, <text:span text:style-name="T29">your will bears down on them supernaturally.</text:span></text:p>
      <text:p text:style-name="P16"/>
      <text:p text:style-name="P16"><text:span text:style-name="T24">S</text:span>pend 1 blood before rolling <text:span text:style-name="T24">to </text:span><text:span text:style-name="T12">show your teeth.</text:span><text:span text:style-name="T26"> Treat a miss as ⚅</text:span><text:span text:style-name="T12"> </text:span><text:span text:style-name="T26">7-9; </text:span><text:span text:style-name="T27">treat </text:span><text:span text:style-name="T26">⚅ 7-9 as ⚅ 10+. On a natural ⚅ 10+, the target carrie</text:span><text:span text:style-name="T28">s</text:span><text:span text:style-name="T26"> -1 ongoing for the rest of the scene; or suffers Disadvantage if an NPC.</text:span></text:p>
      <text:p text:style-name="P10"/>
      <text:p text:style-name="P12"><text:span text:style-name="T2">○ </text:span><text:span text:style-name="T1">Entrancement (2) -</text:span> You can smash the will of another with the force of your presence, turning them into your fawning servant. </text:p>
      <text:p text:style-name="P12"/>
      <text:p text:style-name="P17">Spend 1 blood and roll with social. If you succeed, they gain the Condition <text:span text:style-name="T9">[your] obedient servant</text:span>. </text:p>
      <text:p text:style-name="P17"><text:span text:style-name="T9">⚅ </text:span>On a 10+, this Condition persists for somewhere between a week and a month. <text:span text:style-name="T9">⚅ </text:span>On a 7-9, it will fade much sooner—possibly at the end of the night, possibly after a few days. <text:span text:style-name="T9">⚅ </text:span>On a miss, you can’t use this move against the same target again during the current <text:span text:style-name="T32">stor</text:span><text:span text:style-name="T33">y</text:span>.<text:bookmark text:name="page114R_mcid2"/><text:line-break/></text:p>
      <text:p text:style-name="P13"><text:span text:style-name="T2">○ </text:span><text:span text:style-name="T1">Summon (2) -</text:span> You can summon anyone you’ve ever met, from anywhere in the world. They will seek to come to you, instinctively picking the right paths to do so (even <text:span text:style-name="T34">buying plane tickets</text:span>), although they don’t know your precise location in advance of their arrival.</text:p>
      <text:p text:style-name="P13"/>
      <text:p text:style-name="P13">Spend 1 blood and roll with social. <text:span text:style-name="T9">⚅ </text:span>On a 10+, the compulsion persists until they reach you, if the target is mortal, or for two nights, if the target is a vampire. <text:span text:style-name="T9">⚅ </text:span>On a 7-9, the compulsion vanishes at sunrise. <text:bookmark text:name="page114R_mcid3"/><text:line-break/></text:p>
      <text:p text:style-name="P14"><text:span text:style-name="T2">○ </text:span><text:span text:style-name="T1">Majesty (4) - </text:span>Your presence becomes a hammer, terrible as the sun, cold as the moon, <text:s/>and the mere act of invoking your displeasure becomes terrible to contemplate.</text:p>
      <text:p text:style-name="P14"/>
      <text:p text:style-name="P19"><text:span text:style-name="T5">Spend 2 blood. For the rest of the scene, anyone who wishes to oppose you, or even to be discourteous to you, must first stand their ground or act with Disadvantage</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ans-serif" svg:font-family="Sans-serif" style:font-family-generic="swiss"/>
    <style:font-face style:name="Angel rhapsody" svg:font-family="'Angel rhapsody'" style:font-pitch="variable"/>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c67608"/>
    </style:style>
    <style:page-layout style:name="Mpm1">
      <style:page-layout-properties fo:page-width="11in" fo:page-height="8.5in" style:num-format="1" style:print-orientation="landscape" fo:margin-top="0.25in" fo:margin-bottom="0.25in" fo:margin-left="0.25in" fo:margin-right="0.25in" fo:background-color="transparent" style:writing-mode="lr-tb" draw:fill="none" style:footnote-max-height="0in">
        <style:columns fo:column-count="3" fo:column-gap="0.2in">
          <style:column-sep style:width="0.0035in" style:color="#000000" style:height="100%" style:style="solid"/>
          <style:column style:rel-width="4476*" fo:start-indent="0in" fo:end-indent="0.1in"/>
          <style:column style:rel-width="4620*" fo:start-indent="0.1in" fo:end-indent="0.1in"/>
          <style:column style:rel-width="4476*"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ntru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09T11:56:54.841507921</dc:date>
    <meta:editing-duration>PT1H53M41S</meta:editing-duration>
    <meta:editing-cycles>153</meta:editing-cycles>
    <meta:generator>LibreOffice/6.0.7.3$Linux_X86_64 LibreOffice_project/00m0$Build-3</meta:generator>
    <meta:document-statistic meta:table-count="0" meta:image-count="0" meta:object-count="0" meta:page-count="1" meta:paragraph-count="36" meta:word-count="1008" meta:character-count="5315" meta:non-whitespace-character-count="4323"/>
  </office:meta>
</office:document-meta>
</file>